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bb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 <text:span text:style-name="T2">Markweell</text:span>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7T10:42:05.982000000</dc:date>
    <meta:editing-duration>PT5M23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8" meta:character-count="376" meta:non-whitespace-character-count="327"/>
  </office:meta>
</office:document-meta>
</file>